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Manual de instruções.</text:span></text:p>
      <text:p text:style-name="Standard"/>
      <text:p text:style-name="P1">Objetivo</text:p>
      <text:p text:style-name="Standard"/>
      <text:p text:style-name="Standard">Juntar o máximo de cartas possíveis.</text:p>
      <text:p text:style-name="Standard"/>
      <text:p text:style-name="P1">Como jogar</text:p>
      <text:p text:style-name="Standard"/>
      <text:p text:style-name="Standard">O jogo inicia solicitando aos jogadores seus respectivos nomes.</text:p>
      <text:p text:style-name="Standard">Cada jogador tem como meta tentar advinhar se a carta que está no topo do baralho é par ou impar. Uma vez de cada um.</text:p>
      <text:p text:style-name="Standard"/>
      <text:p text:style-name="P1">Pontuação</text:p>
      <text:p text:style-name="Standard"/>
      <text:p text:style-name="Standard">Se o um jogador fizer uma escolha certa, a carta vai para sua mão e todo o descarte também. Se errar, a carta vai para o descarte.</text:p>
      <text:p text:style-name="Standard"/>
      <text:p text:style-name="P1">Vencedor</text:p>
      <text:p text:style-name="P1"/>
      <text:p text:style-name="P2">O vencedor consiste no jogador que tiver mais cartas em sua mão no final do jo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8T20:02:43</meta:creation-date>
    <meta:document-statistic meta:table-count="0" meta:image-count="0" meta:object-count="0" meta:page-count="1" meta:paragraph-count="10" meta:word-count="91" meta:character-count="488" meta:non-whitespace-character-count="402"/>
    <dc:date>2012-05-28T20:17:17</dc:date>
    <meta:editing-duration>PT14M35S</meta:editing-duration>
    <meta:editing-cycles>1</meta:editing-cycles>
    <meta:generator>LibreOffice/3.4$Unix LibreOffice_project/340m1$Build-502</meta:generator>
  </office:meta>
</office:document-meta>
</file>